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super 58%" fo:font-size="10pt" style:font-size-asian="10pt" style:font-size-complex="10pt"/>
    </style:style>
    <style:style style:name="T4" style:family="text">
      <style:text-properties style:text-position="0% 100%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hatch" draw:fill-color="#000000" draw:fill-hatch-name="Waste_20_high_20_conductivity" draw:fill-hatch-solid="false" draw:textarea-horizontal-align="center" draw:textarea-vertical-align="top" fo:padding-top="0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hatch" draw:fill-color="#ffffff" draw:fill-hatch-name="Waste_20_with_20_low_20_conductivity" draw:fill-hatch-solid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2" draw:text-style-name="P2" svg:width="5.001cm" svg:height="5.001cm" svg:x="2.15cm" svg:y="1.82cm"><text:p text:style-name="P2"><text:span text:style-name="T2">K</text:span><text:span text:style-name="T1"> = 10</text:span><text:span text:style-name="T3">-2 </text:span><text:span text:style-name="T4">m/d</text:span></text:p></draw:rect><draw:rect text:anchor-type="paragraph" draw:z-index="2" draw:style-name="gr3" draw:text-style-name="P2" svg:width="3.001cm" svg:height="3.001cm" svg:x="3.15cm" svg:y="2.82cm"><text:p text:style-name="P2"><text:span text:style-name="T2">K</text:span><text:span text:style-name="T1"> = 10</text:span><text:span text:style-name="T3">-4 </text:span><text:span text:style-name="T4">m/d</text:span></text:p></draw:rect><draw:rect text:anchor-type="paragraph" draw:z-index="3" draw:style-name="gr4" draw:text-style-name="P1" svg:width="3.391cm" svg:height="3.391cm" svg:x="2.891cm" svg:y="2.572cm"><text:p/></draw:rect><draw:rect text:anchor-type="paragraph" draw:z-index="4" draw:style-name="gr4" draw:text-style-name="P1" svg:width="3.391cm" svg:height="3.391cm" svg:x="5.576cm" svg:y="5.436cm"><text:p/></draw:rect><draw:rect text:anchor-type="paragraph" draw:z-index="5" draw:style-name="gr4" draw:text-style-name="P1" svg:width="3.391cm" svg:height="3.391cm" svg:x="5.743cm" svg:y="5.38cm"><text:p/></draw:rect><draw:rect text:anchor-type="paragraph" draw:z-index="0" draw:style-name="gr1" draw:text-style-name="P2" svg:width="5.005cm" svg:height="0.565cm" svg:x="2.15cm" svg:y="6.821cm"><text:p text:style-name="P1"><text:span text:style-name="T1">15 m</text:span></text:p></draw:rect><draw:rect text:anchor-type="paragraph" draw:z-index="6" draw:style-name="gr1" draw:text-style-name="P2" svg:width="5.04cm" svg:height="0.652cm" draw:transform="rotate (1.5707963267949) translate (1.49930555555556cm 6.82801388888889cm)"><text:p text:style-name="P1"><text:span text:style-name="T1">15 m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Hatching_20_1" draw:display-name="Hatching 1" draw:style="single" draw:color="#999999" draw:distance="0.102cm" draw:rotation="0"/>
    <draw:hatch draw:name="Waste_20_high_20_conductivity" draw:display-name="Waste high conductivity" draw:style="single" draw:color="#b3b3b3" draw:distance="0.102cm" draw:rotation="0"/>
    <draw:hatch draw:name="Waste_20_with_20_low_20_conductivity" draw:display-name="Waste with low conductivity" draw:style="single" draw:color="#cccccc" draw:distance="0.102cm" draw:rotation="13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1:23:34.110462462</meta:creation-date>
    <dc:date>2014-07-21T12:31:04.022064673</dc:date>
    <meta:editing-duration>PT37M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2.1$Linux_X86_64 LibreOffice_project/3be8cda0bddd8e430d8cda1ebfd581265cca5a0f</meta:generator>
  </office:meta>
</office:document-meta>
</file>